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Gruppen und Benutzer: </text:p>
      <text:p text:style-name="Standard"/>
      <text:p text:style-name="Standard">Hat man den Glassfish Server gestartet, so kann man unter Kofiguration &gt; Server-Config &gt; Sicherheit &gt; Bereiche &gt; file &gt; Benutzer Verwalten in die Benutzerverwaltung gelangen. </text:p>
      <text:p text:style-name="Standard"/>
      <text:p text:style-name="Standard">Alle Benutzer müssen hier angelegt werden und Gruppen zugeordnet werden. Die Gruppen des Benutzers geben ihn seine Rolle. </text:p>
      <text:p text:style-name="Standard"/>
      <text:p text:style-name="Standard">Rollen legt man in der web.xml an. Die Rolle beinhaltet ein URL Pattern was den Pfad beschreibt den ich betreten darf. Darüber hinaus kann ich die Anfragerechte des Nutzers auf bestimmte HTTP Befehle wie POST oder GET beschränken. Wichtig ist „Enable Authentication Constraint“ zu aktivieren. Anschließend gibt man die Rolle eine Zeile höher mit einer Beschreibung an. Die Rollen kann man dann in der Glassfish-web.xml kunfigurieren. </text:p>
      <text:p text:style-name="Standard"/>
      <text:p text:style-name="Standard">Unter <text:s/>glassfish-web.xml kann man eine Rolle eine Gruppe zuordn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L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L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4T09:49:30</meta:creation-date>
    <dc:date>2011-11-04T11:16:07</dc:date>
    <meta:editing-duration>PT36M33S</meta:editing-duration>
    <meta:editing-cycles>7</meta:editing-cycles>
    <meta:generator>OpenOffice.org/3.3$Unix OpenOffice.org_project/330m20$Build-9567</meta:generator>
    <meta:document-statistic meta:table-count="0" meta:image-count="0" meta:object-count="0" meta:page-count="1" meta:paragraph-count="5" meta:word-count="123" meta:character-count="820"/>
  </office:meta>
</office:document-meta>
</file>